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21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801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44cm"/>
    </style:style>
    <style:style style:name="co13" style:family="table-column">
      <style:table-column-properties fo:break-before="auto" style:column-width="8.491cm"/>
    </style:style>
    <style:style style:name="co14" style:family="table-column">
      <style:table-column-properties fo:break-before="auto" style:column-width="13.282cm"/>
    </style:style>
    <style:style style:name="co15" style:family="table-column">
      <style:table-column-properties fo:break-before="auto" style:column-width="7.243cm"/>
    </style:style>
    <style:style style:name="co16" style:family="table-column">
      <style:table-column-properties fo:break-before="auto" style:column-width="7.602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16.039cm"/>
    </style:style>
    <style:style style:name="co19" style:family="table-column">
      <style:table-column-properties fo:break-before="auto" style:column-width="3.74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{2,1 } &lt; {2, 1, 3} yields false;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(1:10) &lt; (1:10, 2:20);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(1:10) &gt; (); yields 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0">10-12-2008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1-22T21:56:44</meta:creation-date>
    <dc:creator>Jurgen Vinju</dc:creator>
    <dc:date>2008-12-10T11:07:13</dc:date>
    <meta:editing-cycles>39</meta:editing-cycles>
    <meta:editing-duration>P2DT23H52M39S</meta:editing-duration>
    <meta:user-defined meta:name="Info 1"/>
    <meta:user-defined meta:name="Info 2"/>
    <meta:user-defined meta:name="Info 3"/>
    <meta:user-defined meta:name="Info 4"/>
    <meta:document-statistic meta:table-count="5" meta:cell-count="904"/>
  </office:meta>
</office:document-meta>
</file>